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 Arash" svg:font-family="'B Arash'" style:font-pitch="variable"/>
    <style:font-face style:name="B Aria" svg:font-family="'B Aria'" style:font-pitch="variable"/>
    <style:font-face style:name="B Farnaz" svg:font-family="'B Farnaz'" style:font-pitch="variable"/>
    <style:font-face style:name="B Helal" svg:font-family="'B Helal'" style:font-pitch="variable"/>
    <style:font-face style:name="B Koodak" svg:font-family="'B Koodak'"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wiss" style:font-pitch="variable"/>
    <style:font-face style:name="FreeSans" svg:font-family="FreeSans" style:font-family-generic="system" style:font-pitch="variable"/>
    <style:font-face style:name="Noto Sans CJK SC Regular1" svg:font-family="'Noto Sans CJK SC Regular'" style:font-family-generic="system" style:font-pitch="variable"/>
  </office:font-face-decls>
  <office:automatic-styles>
    <style:style style:name="P1" style:family="paragraph" style:parent-style-name="Standard">
      <style:paragraph-properties fo:text-align="end" style:justify-single-word="false" style:writing-mode="rl-tb"/>
      <style:text-properties fo:color="#000000" style:font-name="B Helal" fo:font-size="16pt" officeooo:rsid="0022e2d8" officeooo:paragraph-rsid="0022e2d8" style:font-size-asian="16pt" style:font-size-complex="16pt"/>
    </style:style>
    <style:style style:name="P2" style:family="paragraph" style:parent-style-name="Standard">
      <style:paragraph-properties fo:text-align="end" style:justify-single-word="false" style:writing-mode="rl-tb"/>
      <style:text-properties fo:color="#000000" style:font-name="B Helal" fo:font-size="16pt" officeooo:rsid="0022e2d8" officeooo:paragraph-rsid="00247263" style:font-size-asian="16pt" style:font-size-complex="16pt"/>
    </style:style>
    <style:style style:name="P3" style:family="paragraph" style:parent-style-name="Standard">
      <style:paragraph-properties fo:text-align="end" style:justify-single-word="false" style:writing-mode="rl-tb"/>
      <style:text-properties fo:color="#000000" style:font-name="B Helal" fo:font-size="16pt" officeooo:rsid="0022e2d8" officeooo:paragraph-rsid="002592c9" style:font-size-asian="16pt" style:font-size-complex="16pt"/>
    </style:style>
    <style:style style:name="P4" style:family="paragraph" style:parent-style-name="Standard">
      <style:paragraph-properties fo:text-align="end" style:justify-single-word="false" style:writing-mode="rl-tb"/>
      <style:text-properties fo:color="#000000" style:font-name="B Helal" fo:font-size="16pt" officeooo:rsid="002592c9" officeooo:paragraph-rsid="002592c9" style:font-size-asian="16pt" style:font-size-complex="16pt"/>
    </style:style>
    <style:style style:name="P5" style:family="paragraph" style:parent-style-name="Standard">
      <style:paragraph-properties fo:text-align="end" style:justify-single-word="false" style:writing-mode="rl-tb"/>
      <style:text-properties fo:color="#000000" style:font-name="B Helal" fo:font-size="16pt" officeooo:rsid="002592c9" officeooo:paragraph-rsid="0026c71f" style:font-size-asian="16pt" style:font-size-complex="16pt"/>
    </style:style>
    <style:style style:name="P6" style:family="paragraph" style:parent-style-name="Standard">
      <style:paragraph-properties fo:text-align="end" style:justify-single-word="false" style:writing-mode="rl-tb"/>
      <style:text-properties fo:color="#000000" style:font-name="B Helal" fo:font-size="16pt" officeooo:rsid="0026c71f" officeooo:paragraph-rsid="0026c71f" style:font-size-asian="16pt" style:font-size-complex="16pt"/>
    </style:style>
    <style:style style:name="P7" style:family="paragraph" style:parent-style-name="Standard">
      <style:paragraph-properties fo:text-align="end" style:justify-single-word="false" style:writing-mode="rl-tb"/>
      <style:text-properties fo:color="#000000" style:font-name="B Helal" fo:font-size="16pt" officeooo:rsid="0026c71f" officeooo:paragraph-rsid="002a0f3c" style:font-size-asian="16pt" style:font-size-complex="16pt"/>
    </style:style>
    <style:style style:name="P8" style:family="paragraph" style:parent-style-name="Standard">
      <style:paragraph-properties fo:text-align="start" style:justify-single-word="false" style:writing-mode="rl-tb"/>
      <style:text-properties fo:color="#000000" style:font-name="B Helal" fo:font-size="16pt" officeooo:rsid="0026c71f" officeooo:paragraph-rsid="0026c71f" style:font-size-asian="16pt" style:font-size-complex="16pt"/>
    </style:style>
    <style:style style:name="P9" style:family="paragraph" style:parent-style-name="Standard">
      <style:paragraph-properties fo:text-align="start" style:justify-single-word="false" style:writing-mode="rl-tb"/>
      <style:text-properties fo:color="#000000" style:font-name="B Helal" fo:font-size="16pt" officeooo:rsid="0027891c" officeooo:paragraph-rsid="0027891c" style:font-size-asian="16pt" style:font-size-complex="16pt"/>
    </style:style>
    <style:style style:name="P10" style:family="paragraph" style:parent-style-name="Standard">
      <style:paragraph-properties fo:text-align="end" style:justify-single-word="false" style:writing-mode="rl-tb"/>
      <style:text-properties fo:color="#000000" style:font-name="B Helal" fo:font-size="16pt" officeooo:rsid="0027891c" officeooo:paragraph-rsid="0027891c" style:font-size-asian="16pt" style:font-size-complex="16pt"/>
    </style:style>
    <style:style style:name="P11" style:family="paragraph" style:parent-style-name="Standard">
      <style:paragraph-properties fo:text-align="end" style:justify-single-word="false" style:writing-mode="rl-tb"/>
      <style:text-properties fo:color="#000000" style:font-name="B Helal" fo:font-size="16pt" officeooo:rsid="0028f76c" officeooo:paragraph-rsid="0028f76c" style:font-size-asian="16pt" style:font-size-complex="16pt"/>
    </style:style>
    <style:style style:name="P12" style:family="paragraph" style:parent-style-name="Standard">
      <style:paragraph-properties fo:text-align="end" style:justify-single-word="false" style:writing-mode="rl-tb"/>
      <style:text-properties fo:color="#000000" style:font-name="B Helal" fo:font-size="16pt" officeooo:rsid="002976cc" officeooo:paragraph-rsid="002976cc" style:font-size-asian="16pt" style:font-size-complex="16pt"/>
    </style:style>
    <style:style style:name="T1" style:family="text">
      <style:text-properties officeooo:rsid="00247263"/>
    </style:style>
    <style:style style:name="T2" style:family="text">
      <style:text-properties officeooo:rsid="0026c71f"/>
    </style:style>
    <style:style style:name="T3" style:family="text">
      <style:text-properties style:font-name="Noto Sans CJK SC Regular"/>
    </style:style>
    <style:style style:name="T4" style:family="text">
      <style:text-properties officeooo:rsid="0027a530"/>
    </style:style>
    <style:style style:name="T5" style:family="text">
      <style:text-properties officeooo:rsid="002a0f3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در قسمت ۱۱۵ از اموزش اندرو مشغول جداسازی کدها از هم می شویم . </text:p>
      <text:p text:style-name="P1"/>
      <text:p text:style-name="P1">برای reducerها یک فایل </text:p>
      <text:p text:style-name="P1">برای action ها و توابع هم یک فایل ایجاد می کنیم</text:p>
      <text:p text:style-name="P1">و همچنین یک فایل برای این که reducer <text:s/>ها را <text:s/>در ان ایمپورت کنیم و از ترکیب انها توسط combineReducer یک reducer بزرگ بسازیم و روی این reducer بزرگ یک store بسازیم</text:p>
      <text:p text:style-name="P1"/>
      <text:p text:style-name="P1"/>
      <text:p text:style-name="P3">سه صفحه ی فوق صفحه ی تنظیمات ما هستند یا یه جورایی صفحه ی پشتیبانی ما هستند. در صفحات دیگر یا به عبارت دیگر در کامپوننت ها action هایی که می خواهیم را از فایل دوم و store را از فایل سوم import می کنیم <text:span text:style-name="T1">انگاه می توانیم روی این store که ایمپورت کرده ایم action ها را dispatch کنیم این ها برای reducer هایی که در فایل یک هستند ارسال می شوند و </text:span><text:s text:c="2"/><text:span text:style-name="T1">reducer ها بر اساس نوع <text:s/>action <text:s/>و با کمک پارامترهای ارسالی state را تغییر می دهند . </text:span></text:p>
      <text:p text:style-name="P3"/>
      <text:p text:style-name="P3"><text:span text:style-name="T1">حالا اینکه بعد از تغییر state <text:s/>کدام کامپوننت های ری اکت رفرش می شوند و اینکه چه اتفاقی می افتد از محدوده ی بحث این سند خارج است. </text:span></text:p>
      <text:p text:style-name="P3"/>
      <text:p text:style-name="P5">اما بحثی که هست این است که ما هرگاه می خواهیم یک action را dispatch کنیم این کار را روی store انجام می دهیم <text:s/>همان store که در فایل سوم می سازیم و هرجا می خواهیم ایمپورتش می کنیم . اما ظاهرا جایی هست که نمی توانیم ایمپورتش کنیم . این طور که اندرو می گوید ما نمی توانیم <text:s/>store <text:s/>را در فایلی که قرار است action ها را در ان تعریف کنیم ایمپورت کنیم . <text:s/><text:span text:style-name="T2">و این می تواند برای داستان ساز شود زیرا گاهی پیش می اید که ما تابعی را در فایل دوم تعریف می کنیم که درون این تابع قرار است یکی از action هایمان را صدا بزنیم کاری که خود اندرو در جلسه ی ۱۱۵ انجام می دهد. حالا سوال این است که ما بدون داشتن <text:s/></text:span>store <text:span text:style-name="T2">چگونه dispatch کنیم؟<text:line-break/><text:line-break/>اینجاست که redux-thunk <text:s/>به میدان می اید. </text:span></text:p>
      <text:p text:style-name="P5"/>
      <text:p text:style-name="P6">ابتدا ان را به قرار زیر نصب می کنیم:</text:p>
      <text:p text:style-name="P6"/>
      <text:p text:style-name="P6"/>
      <text:p text:style-name="P9"><text:span text:style-name="T3">npm install --save-dev redux-thunk@2.0.1</text:span> <text:s/></text:p>
      <text:p text:style-name="P9"/>
      <text:p text:style-name="P9"/>
      <text:p text:style-name="P9"><text:soft-page-break/></text:p>
      <text:p text:style-name="P10"><text:s/>این redux-thunk هم یک middleware است که استیون در موردشان توضیحاتی داده بود </text:p>
      <text:p text:style-name="P10"/>
      <text:p text:style-name="P10"/>
      <text:p text:style-name="P10">حالا در فایل سوم باید ان را ایمپورت کنیم<text:line-break/><text:line-break/>var thunk = require('redux-thunk').default;</text:p>
      <text:p text:style-name="P10"/>
      <text:p text:style-name="P10">که متاسفانه <text:span text:style-name="T4">روش سریعی که و یک خطی که بتوانم همین کد فوق را ایمپورت انجام دهم فعلا نمی دانم . مهم نیست . بعدا اصلاح می کنم.</text:span></text:p>
      <text:p text:style-name="P10"/>
      <text:p text:style-name="P10"/>
      <text:p text:style-name="P11">این میدلوار قرار است به ریداکس یاد دهد با action هایی کار کند که object نیستند. </text:p>
      <text:p text:style-name="P12">خب پس این میدلوار را اضافه می کنیم . افزودن میدلوار با متدی به نام <text:s/></text:p>
      <text:p text:style-name="P12"/>
      <text:p text:style-name="P12">applyMiddleware انجام میشود <text:s text:c="2"/>پس همچین چیزی خواهیم داشت:</text:p>
      <text:p text:style-name="P12"/>
      <text:p text:style-name="P12"><text:s text:c="2"/>var store = createStore(reducer, compose(</text:p>
      <text:p text:style-name="P12"><text:s text:c="4"/>applyMiddleware(thunk),</text:p>
      <text:p text:style-name="P12"><text:s text:c="4"/>window.__REDUX_DEVTOOLS_EXTENSION_COMPOSE__ ? window.__REDUX_DEVTOOLS_EXTENSION_COMPOSE__ () : console.log('sansa')</text:p>
      <text:p text:style-name="P12"><text:s text:c="2"/>));</text:p>
      <text:p text:style-name="P12"/>
      <text:p text:style-name="P12"/>
      <text:p text:style-name="P12"/>
      <text:p text:style-name="P12">حالا دیگر در فایل دوم یا همان فایل اکشن ها برای صدا زدن توابعی که خودشان اکشن نیستند اما ممکن است بخواهند به حالت جاری state دسترسی داشته باشند <text:s/>سیاستی اتخاد میکنیم و ان سیاست این است که کدهایمان را درون همچین قالبی می نویسیم:</text:p>
      <text:p text:style-name="P12"/>
      <text:p text:style-name="P12"/>
      <text:p text:style-name="P12">export var fetchLocation = () =&gt; {</text:p>
      <text:p text:style-name="P12"><text:s text:c="2"/>return(dispatch, getState){</text:p>
      <text:p text:style-name="P12"><text:s text:c="4"/></text:p>
      <text:p text:style-name="P12"><text:s text:c="2"/>};</text:p>
      <text:p text:style-name="P12">};</text:p>
      <text:p text:style-name="P12"/>
      <text:p text:style-name="P12"/>
      <text:p text:style-name="P12"><text:soft-page-break/>البته ادیتور لینوکس تخمی است اما ان دو پارامتر <text:s/><text:span text:style-name="T5">یعنی dispatch و getState دقیقا همان چیزی هستند که انتظار می رود باشند و ما با کمک این دو تابع به خواسته هایمان دسترسی داریم حتی درون این تابع دیگر لازم نیست کلمه ی store را بیاوریم .. مثلا مثال خود اندرو این گونه می شود:</text:span></text:p>
      <text:p text:style-name="P12"/>
      <text:p text:style-name="P12"/>
      <text:p text:style-name="P7"><text:span text:style-name="T5">export var fetchLocation = () =&gt; {</text:span></text:p>
      <text:p text:style-name="P7"><text:span text:style-name="T5"><text:s text:c="2"/>return(dispatch, getState){</text:span></text:p>
      <text:p text:style-name="P7"><text:span text:style-name="T5"><text:s text:c="4"/>dispatch(startLocationFetch());</text:span></text:p>
      <text:p text:style-name="P7"/>
      <text:p text:style-name="P7"><text:span text:style-name="T5"><text:s text:c="4"/>axios.get('https://ipinfo.io/').then(function (res) {</text:span></text:p>
      <text:p text:style-name="P7"><text:span text:style-name="T5"><text:s text:c="6"/>var loc = res.data.loc;</text:span></text:p>
      <text:p text:style-name="P7"><text:span text:style-name="T5"><text:s text:c="6"/>var baseUrl = 'http://maps.google.com?q='</text:span></text:p>
      <text:p text:style-name="P7"><text:span text:style-name="T5"><text:s text:c="6"/>dispatch(completeLocationFetch(baseUrl + loc));</text:span></text:p>
      <text:p text:style-name="P7"><text:span text:style-name="T5"><text:s text:c="4"/>});</text:span></text:p>
      <text:p text:style-name="P7"><text:span text:style-name="T5"><text:s text:c="2"/>};</text:span></text:p>
      <text:p text:style-name="P7"><text:span text:style-name="T5">};</text:span></text:p>
      <text:p text:style-name="P7"/>
      <text:p text:style-name="P7"/>
      <text:p text:style-name="P7"><text:s/><text:span text:style-name="T5">دیگر تمام شد فقط این نکته که نحوه ی استفاده از متد فوق کمی فرق کرده و به شکل زیر است:</text:span></text:p>
      <text:p text:style-name="P7"/>
      <text:p text:style-name="P7"><text:span text:style-name="T5">store.dispatch(actions.fetchLocaton());</text:span><text:line-break/></text:p>
      <text:p text:style-name="P8"><text:s/></text:p>
      <text:p text:style-name="P6"/>
      <text:p text:style-name="P2"/>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 Arash" svg:font-family="'B Arash'" style:font-pitch="variable"/>
    <style:font-face style:name="B Aria" svg:font-family="'B Aria'" style:font-pitch="variable"/>
    <style:font-face style:name="B Farnaz" svg:font-family="'B Farnaz'" style:font-pitch="variable"/>
    <style:font-face style:name="B Helal" svg:font-family="'B Helal'" style:font-pitch="variable"/>
    <style:font-face style:name="B Koodak" svg:font-family="'B Koodak'"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wiss" style:font-pitch="variable"/>
    <style:font-face style:name="FreeSans" svg:font-family="FreeSans" style:font-family-generic="system"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8:41:06.194441150</meta:creation-date>
    <meta:generator>LibreOffice/5.1.6.2$Linux_X86_64 LibreOffice_project/10m0$Build-2</meta:generator>
    <dc:date>2017-10-24T06:42:32.506538488</dc:date>
    <meta:editing-duration>PT4H32M52S</meta:editing-duration>
    <meta:editing-cycles>14</meta:editing-cycles>
    <meta:document-statistic meta:table-count="0" meta:image-count="0" meta:object-count="0" meta:page-count="3" meta:paragraph-count="39" meta:word-count="602" meta:character-count="3252" meta:non-whitespace-character-count="2600"/>
  </office:meta>
</office:document-meta>
</file>